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35cm" fo:widows="1" fo:text-indent="0cm" style:auto-text-indent="false"/>
    </style:style>
    <style:style style:name="T1" style:family="text">
      <style:text-properties fo:font-variant="normal" fo:text-transform="none" fo:color="#333333" style:font-name="Georgia" fo:font-size="12.8500003814697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fo:color="#333333" style:font-name="Georgia" fo:font-size="12.8500003814697pt" fo:letter-spacing="normal" fo:font-style="normal" fo:font-weight="normal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fo:font-variant="normal" fo:text-transform="none" fo:color="#2b6dad" style:text-line-through-style="none" style:text-line-through-type="none" style:font-name="Georgia" fo:font-size="12.8500003814697pt" fo:letter-spacing="normal" fo:font-style="normal" style:text-underline-style="none" fo:font-weight="normal" style:text-blinking="false" fo:background-color="transparent" loext:char-shading-value="0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hat would I tell a second year?</text:span><text:line-break/><text:line-break/><text:span text:style-name="T2">For the competitive programming part, I would go for the following </text:span><text:span text:style-name="T1">skip-and-solve approach</text:span><text:span text:style-name="T2">:</text:span><text:line-break/><text:span text:style-name="T2">1. Create your account on </text:span><text:a xlink:type="simple" xlink:href="http://www.codeforces.com/" office:target-frame-name="_blank" xlink:show="new"><text:span text:style-name="T4">Codeforces</text:span></text:a><text:span text:style-name="T2">.</text:span><text:line-break/><text:span text:style-name="T2">2. Go to </text:span><text:a xlink:type="simple" xlink:href="http://codeforces.com/problemset?order=BY_SOLVED_DESC" office:target-frame-name="_blank" xlink:show="new"><text:span text:style-name="T4">Problemset - Codeforces</text:span></text:a><text:span text:style-name="T3"> </text:span><text:span text:style-name="T2">and start solving problems sorted by most AC submissions.</text:span><text:line-break/><text:span text:style-name="T2">3. If you are able to solve 5 problems in a row easily, skip 25 problems and then attempt the next problem. Repeat until you are challenged.</text:span><text:line-break/><text:span text:style-name="T2">4. If you are stuck in a problem, read the editorial. Try coding it then. After you get AC, always see the solutions of best coders- International GMs and GMs. (GM- Grandmaster). I learned almost 80% of the STL referring to codes.</text:span><text:line-break/><text:span text:style-name="T2">5. Ask questions. From a silly one to a complex one, don't be afraid to ask one.</text:span><text:line-break/><text:span text:style-name="T2">6. Be regular in participating in contests. Also, try challenging yourself psychologically. One way to do that is doing a contest a day before your exams, even when you haven't studied ANYTHING. It would really help you tackle pressure situations.</text:span><text:line-break/><text:span text:style-name="T2">7. Get frustrated by TLEs and WAs. "Higher the frustration, better the code."</text:span><text:line-break/><text:line-break/><text:span text:style-name="T2">For more seasoned programmers who ask me for some resources, now seems like a good time to share some I have collected since past few months.</text:span><text:line-break/><text:span text:style-name="T2">1. Topcoder tutorials- </text:span><text:a xlink:type="simple" xlink:href="https://www.topcoder.com/community/data-science/data-science-tutorials/" office:target-frame-name="_blank" xlink:show="new"><text:span text:style-name="T4">Data Science Tutorials</text:span></text:a><text:line-break/><text:span text:style-name="T2">2. Very good for starters- </text:span><text:a xlink:type="simple" xlink:href="http://www.iarcs.org.in/inoi/online-study-material/" office:target-frame-name="_blank" xlink:show="new"><text:span text:style-name="T4">Page on iarcs.org.in</text:span></text:a><text:line-break/><text:span text:style-name="T2">3. </text:span><text:a xlink:type="simple" xlink:href="http://web.stanford.edu/class/cs97si/" office:target-frame-name="_blank" xlink:show="new"><text:span text:style-name="T4">CS 97SI: Introduction to Competitive Programming Contests</text:span></text:a><text:line-break/><text:span text:style-name="T2">4. List of some reknowned algorithms- </text:span><text:a xlink:type="simple" xlink:href="http://discuss.codechef.com/questions/48877/data-structures-and-algorithms" office:target-frame-name="_blank" xlink:show="new"><text:span text:style-name="T4">Data Structures and Algorithms</text:span></text:a><text:line-break/><text:span text:style-name="T2">5. Begin with DP- </text:span><text:a xlink:type="simple" xlink:href="http://20bits.com/article/introduction-to-dynamic-programming" office:target-frame-name="_blank" xlink:show="new"><text:span text:style-name="T4">Introduction to Dynamic Programming</text:span></text:a><text:line-break/><text:span text:style-name="T2">6. BigO CheatSheet- </text:span><text:a xlink:type="simple" xlink:href="http://bigocheatsheet.com/" office:target-frame-name="_blank" xlink:show="new"><text:span text:style-name="T4">Big-O Algorithm Complexity Cheat Sheet</text:span></text:a><text:line-break/><text:span text:style-name="T2">7. Good Fenwick tree tutorial- </text:span><text:a xlink:type="simple" xlink:href="http://notes.tweakblogs.net/blog/9835/fenwick-trees-demystified.html" office:target-frame-name="_blank" xlink:show="new"><text:span text:style-name="T4">Fenwick trees demystified</text:span></text:a><text:line-break/><text:span text:style-name="T2">8. A Very good blog entry on DS- </text:span><text:a xlink:type="simple" xlink:href="http://codeforces.com/blog/entry/15729" office:target-frame-name="_blank" xlink:show="new"><text:span text:style-name="T4">Algorithm Gym :: Data structures - Codeforces</text:span></text:a><text:line-break/><text:span text:style-name="T2">9. Kind of a Bible- </text:span><text:a xlink:type="simple" xlink:href="http://kaidul.com/algorithm-data-structure-code-library/" office:target-frame-name="_blank" xlink:show="new"><text:span text:style-name="T4">Basic Algorithms &amp; Data-Structures</text:span></text:a><text:line-break/><text:span text:style-name="T2">10. Another Course to refer- </text:span><text:a xlink:type="simple" xlink:href="http://algo.is/competitive-programming-course/" office:target-frame-name="_blank" xlink:show="new"><text:span text:style-name="T4">T-414-ÁFLV: A Competitive Programming Course</text:span></text:a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01:11:57.111079940</meta:creation-date>
    <dc:date>2015-06-05T01:12:11.664221146</dc:date>
    <meta:editing-duration>P0D</meta:editing-duration>
    <meta:editing-cycles>1</meta:editing-cycles>
    <meta:document-statistic meta:table-count="0" meta:image-count="0" meta:object-count="0" meta:page-count="1" meta:paragraph-count="1" meta:word-count="296" meta:character-count="1780" meta:non-whitespace-character-count="1481"/>
    <meta:generator>LibreOffice/4.2.8.2$Linux_X86_64 LibreOffice_project/420m0$Build-2</meta:generator>
  </office:meta>
</office:document-meta>
</file>